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rsid="001a6774" officeooo:paragraph-rsid="001a6774"/>
    </style:style>
    <style:style style:name="P2" style:family="paragraph" style:parent-style-name="Standard" style:list-style-name="L1">
      <style:text-properties style:font-name="Times New Roman" officeooo:rsid="001a6774" officeooo:paragraph-rsid="001a677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are the obstacles “Smart City” are encountering and how it can be solve?</text:p>
      <text:list text:style-name="L1">
        <text:list-item>
          <text:p text:style-name="P2">Problem: Finance</text:p>
          <text:p text:style-name="P2">Solution: Instead of building of a city, the whole process can be divided into small town. Starting with the new apartment or town house. Lower the interest for buyers and calculate affordable price for rent.</text:p>
          <text:p text:style-name="P2"/>
        </text:list-item>
        <text:list-item>
          <text:p text:style-name="P2">Problem: Privacy</text:p>
          <text:p text:style-name="P2">Solution: Ensure the sensitive information is protected. All data from IoTs are uploaded to hard drive that only can be controller by specific township. </text:p>
          <text:p text:style-name="P2"/>
        </text:list-item>
        <text:list-item>
          <text:p text:style-name="P2">Problem: Maintenance</text:p>
          <text:p text:style-name="P2">Solution: Replacing device at schedule and making sure new parts are stocked accuracy for emergency cases. Used part can be sent for repair with warranty certification to use when needed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1T18:19:34.195530188</meta:creation-date>
    <dc:date>2024-01-11T18:58:53.352531643</dc:date>
    <meta:editing-duration>PT39M19S</meta:editing-duration>
    <meta:editing-cycles>2</meta:editing-cycles>
    <meta:generator>LibreOffice/7.5.8.2$Linux_X86_64 LibreOffice_project/50$Build-2</meta:generator>
    <meta:document-statistic meta:table-count="0" meta:image-count="0" meta:object-count="0" meta:page-count="1" meta:paragraph-count="7" meta:word-count="112" meta:character-count="684" meta:non-whitespace-character-count="580"/>
  </office:meta>
</office:document-meta>
</file>